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etadataAwareAspectInstanceFactory.getAspectCreationMut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tadataAwareAspectInstanceFactory.getAspec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tadataAwareAspectInstanceFactory.SimpleMetadataAwareAspectInstanceFactory( Class &lt; ? &gt; aspectClass , String asp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MetadataAwareAspectInstanceFactory.getOrderForAspectClass( Class &lt; ? &gt; aspec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